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paragraph-properties style:text-autospace="none"/>
      <style:text-properties fo:color="#0000c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4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c0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rect draw:style-name="gr1" draw:text-style-name="P2" xml:id="id1" draw:id="id1" draw:layer="layout" svg:width="3.4cm" svg:height="1.17cm" draw:transform="skewX (-0.0085521133347706) rotate (-0.0089011791863556) translate (16.8cm 8.6cm)">
          <text:p text:style-name="P1"><text:span text:style-name="T1">CheckNewAudio()</text:span></text:p>
        </draw:rect>
        <draw:rect draw:style-name="gr1" draw:text-style-name="P2" xml:id="id2" draw:id="id2" draw:layer="layout" svg:width="6.4cm" svg:height="4.2cm" svg:x="19cm" svg:y="13cm">
          <text:p text:style-name="P3"><text:span text:style-name="T1">// Confronto gli audio su SD</text:span></text:p>
          <text:p text:style-name="P3"><text:span text:style-name="T1">// con quelli sul sito</text:span></text:p>
          <text:p text:style-name="P3"><text:span text:style-name="T1">// creo una lista con la diff</text:span></text:p>
          <text:p text:style-name="P3"><text:span text:style-name="T1"/></text:p>
          <text:p text:style-name="P3"><text:span text:style-name="T1">CheckForUpdates()</text:span></text:p>
          <text:p text:style-name="P3"><text:span text:style-name="T1"><text:s text:c="2"/></text:span><text:span text:style-name="T1">_audioGuideListLang</text:span></text:p>
          <text:p text:style-name="P3"><text:span text:style-name="T1"><text:s text:c="2"/></text:span><text:span text:style-name="T1">_localAudioGuideListLang</text:span></text:p>
          <text:p text:style-name="P3"><text:span text:style-name="T1"><text:s text:c="2"/></text:span><text:span text:style-name="T1">_audioToDownloadLang</text:span></text:p>
        </draw:rect>
        <draw:rect draw:style-name="gr1" draw:text-style-name="P2" xml:id="id3" draw:id="id3" draw:layer="layout" svg:width="4.2cm" svg:height="1cm" svg:x="19cm" svg:y="18.2cm">
          <text:p><text:span text:style-name="T1">initializeMap()</text:span></text:p>
        </draw:rect>
        <draw:rect draw:style-name="gr1" draw:text-style-name="P2" xml:id="id4" draw:id="id4" draw:layer="layout" svg:width="4.2cm" svg:height="1cm" svg:x="19cm" svg:y="19.6cm">
          <text:p><text:span text:style-name="T1">setupMediaPlayer()</text:span></text:p>
        </draw:rect>
        <draw:connector draw:style-name="gr2" draw:text-style-name="P2" draw:layer="layout" svg:x1="18.5cm" svg:y1="9.785cm" svg:x2="19cm" svg:y2="15.1cm" draw:start-shape="id1" draw:start-glue-point="2" draw:end-shape="id2" draw:end-glue-point="3" svg:d="M18500 9785v1615h-1v3700h501">
          <text:p/>
        </draw:connector>
        <draw:connector draw:style-name="gr2" draw:text-style-name="P2" draw:layer="layout" svg:x1="18.5cm" svg:y1="9.785cm" svg:x2="19cm" svg:y2="18.7cm" draw:start-shape="id1" draw:start-glue-point="2" draw:end-shape="id3" draw:end-glue-point="3" svg:d="M18500 9785v4215h-1v4700h501">
          <text:p/>
        </draw:connector>
        <draw:connector draw:style-name="gr2" draw:text-style-name="P2" draw:layer="layout" svg:x1="18.5cm" svg:y1="9.785cm" svg:x2="19cm" svg:y2="20.1cm" draw:start-shape="id1" draw:start-glue-point="2" draw:end-shape="id4" draw:end-glue-point="3" svg:d="M18500 9785v4915h-1v5400h501">
          <text:p/>
        </draw:connector>
        <draw:rect draw:style-name="gr1" draw:text-style-name="P2" xml:id="id5" draw:id="id5" draw:layer="layout" svg:width="4.4cm" svg:height="0.8cm" svg:x="23.4cm" svg:y="17.4cm">
          <text:p text:style-name="P4"><text:span text:style-name="T1">loadGuideList(</text:span><text:span text:style-name="T2">_guides</text:span><text:span text:style-name="T1">)</text:span></text:p>
        </draw:rect>
        <draw:connector draw:style-name="gr2" draw:text-style-name="P2" draw:layer="layout" svg:x1="22.2cm" svg:y1="17.2cm" svg:x2="23.4cm" svg:y2="17.8cm" draw:start-shape="id2" draw:start-glue-point="2" draw:end-shape="id5" draw:end-glue-point="3" svg:d="M22200 17200v600h1200">
          <text:p/>
        </draw:connector>
        <draw:rect draw:style-name="gr1" draw:text-style-name="P2" xml:id="id6" draw:id="id6" draw:layer="layout" svg:width="5cm" svg:height="1cm" svg:x="13.8cm" svg:y="5cm">
          <text:p><text:span text:style-name="T1">OnActivityResult(...)</text:span></text:p>
        </draw:rect>
        <draw:connector draw:style-name="gr2" draw:text-style-name="P2" draw:layer="layout" svg:x1="16.3cm" svg:y1="6cm" svg:x2="16.8cm" svg:y2="9.185cm" draw:start-shape="id6" draw:start-glue-point="2" draw:end-shape="id1" draw:end-glue-point="3" svg:d="M16300 6000v1300h-1v1885h501">
          <text:p/>
        </draw:connector>
        <draw:rect draw:style-name="gr1" draw:text-style-name="P2" xml:id="id7" draw:id="id7" draw:layer="layout" svg:width="5.4cm" svg:height="1cm" svg:x="7.4cm" svg:y="5cm">
          <text:p><text:span text:style-name="T1">CheckReadyToDownload(...) <text:s/></text:span></text:p>
        </draw:rect>
        <draw:rect draw:style-name="gr1" draw:text-style-name="P2" xml:id="id8" draw:id="id8" draw:layer="layout" svg:width="4cm" svg:height="0.8cm" svg:x="10.8cm" svg:y="7cm">
          <text:p><text:span text:style-name="T1">StarDownload(...)</text:span></text:p>
        </draw:rect>
        <draw:connector draw:style-name="gr2" draw:text-style-name="P2" draw:layer="layout" svg:x1="10.1cm" svg:y1="6cm" svg:x2="10.8cm" svg:y2="7.4cm" draw:start-shape="id7" draw:start-glue-point="2" draw:end-shape="id8" draw:end-glue-point="3" svg:d="M10100 6000v1400h700">
          <text:p/>
        </draw:connector>
        <draw:connector draw:style-name="gr2" draw:text-style-name="P2" draw:layer="layout" svg:x1="12.8cm" svg:y1="7.8cm" svg:x2="16.8cm" svg:y2="9.185cm" draw:start-shape="id8" draw:start-glue-point="2" draw:end-shape="id1" draw:end-glue-point="3" svg:d="M12800 7800v1385h4000">
          <text:p/>
        </draw:connector>
        <draw:rect draw:style-name="gr1" draw:text-style-name="P2" xml:id="id9" draw:id="id9" draw:layer="layout" svg:width="5.4cm" svg:height="1cm" svg:x="1cm" svg:y="5cm">
          <text:p><text:span text:style-name="T1">downloadAudioGuideList() <text:s/></text:span></text:p>
        </draw:rect>
        <draw:rect draw:style-name="gr1" draw:text-style-name="P2" xml:id="id10" draw:id="id10" draw:layer="layout" svg:width="4cm" svg:height="0.8cm" svg:x="4.2cm" svg:y="7cm">
          <text:p><text:span text:style-name="T1">StarDownload(...)</text:span></text:p>
        </draw:rect>
        <draw:connector draw:style-name="gr2" draw:text-style-name="P2" draw:layer="layout" svg:x1="3.7cm" svg:y1="6cm" svg:x2="4.2cm" svg:y2="7.4cm" draw:start-shape="id9" draw:start-glue-point="2" draw:end-shape="id10" draw:end-glue-point="3" svg:d="M3700 6000v1400h500">
          <text:p/>
        </draw:connector>
        <draw:connector draw:style-name="gr2" draw:text-style-name="P2" draw:layer="layout" svg:x1="6.2cm" svg:y1="7.8cm" svg:x2="16.8cm" svg:y2="9.185cm" draw:start-shape="id10" draw:start-glue-point="2" draw:end-shape="id1" draw:end-glue-point="3" svg:d="M6200 7800v1385h10600">
          <text:p/>
        </draw:connector>
        <draw:rect draw:style-name="gr1" draw:text-style-name="P2" xml:id="id11" draw:id="id11" draw:layer="layout" svg:width="4cm" svg:height="0.8cm" svg:x="5.8cm" svg:y="13.2cm">
          <text:p><text:span text:style-name="T1">StarDownload(...)</text:span></text:p>
        </draw:rect>
        <draw:connector draw:style-name="gr2" draw:text-style-name="P2" draw:layer="layout" draw:line-skew="1.9cm" svg:x1="6.2cm" svg:y1="7.8cm" svg:x2="7.8cm" svg:y2="13.2cm" draw:start-shape="id10" draw:start-glue-point="2" draw:end-shape="id11" draw:end-glue-point="0" svg:d="M6200 7800v4600h1600v800">
          <text:p/>
        </draw:connector>
        <draw:connector draw:style-name="gr2" draw:text-style-name="P2" draw:layer="layout" svg:x1="7.8cm" svg:y1="14cm" svg:x2="16.8cm" svg:y2="9.185cm" draw:start-shape="id11" draw:start-glue-point="2" draw:end-shape="id1" draw:end-glue-point="3" svg:d="M7800 14000v501h5500v-5316h3500">
          <text:p/>
        </draw:connector>
        <draw:rect draw:style-name="gr1" draw:text-style-name="P2" xml:id="id12" draw:id="id12" draw:layer="layout" svg:width="5.4cm" svg:height="0.8cm" svg:x="1cm" svg:y="2.8cm">
          <text:p><text:span text:style-name="T1">getAudioGuideList()</text:span></text:p>
        </draw:rect>
        <draw:connector draw:style-name="gr2" draw:text-style-name="P2" draw:layer="layout" svg:x1="3.7cm" svg:y1="3.6cm" svg:x2="3.7cm" svg:y2="5cm" draw:start-shape="id12" draw:start-glue-point="2" draw:end-shape="id9" draw:end-glue-point="0" svg:d="M3700 3600v1400">
          <text:p/>
        </draw:connector>
        <draw:rect draw:style-name="gr1" draw:text-style-name="P2" xml:id="id13" draw:id="id13" draw:layer="layout" svg:width="5.4cm" svg:height="0.8cm" svg:x="1cm" svg:y="1.4cm">
          <text:p><text:span text:style-name="T1">OnCreate(...)</text:span></text:p>
        </draw:rect>
        <draw:connector draw:style-name="gr2" draw:text-style-name="P2" draw:layer="layout" svg:x1="3.7cm" svg:y1="2.2cm" svg:x2="3.7cm" svg:y2="2.8cm" draw:start-shape="id13" draw:start-glue-point="2" draw:end-shape="id12" draw:end-glue-point="0" svg:d="M3700 2200v600">
          <text:p/>
        </draw:connector>
        <draw:rect draw:style-name="gr1" draw:text-style-name="P2" xml:id="id14" draw:id="id14" draw:layer="layout" svg:width="4.2cm" svg:height="2cm" svg:x="19cm" svg:y="10.6cm">
          <text:p><text:span text:style-name="T1">LeggiFileDownloads()</text:span></text:p>
          <text:p text:style-name="P1"><text:span text:style-name="T1"><text:s text:c="2"/></text:span><text:span text:style-name="T1">_nDs</text:span></text:p>
          <text:p text:style-name="P1"><text:span text:style-name="T1"><text:s text:c="2"/></text:span><text:span text:style-name="T1">_trails</text:span></text:p>
        </draw:rect>
        <draw:connector draw:style-name="gr2" draw:text-style-name="P2" draw:layer="layout" svg:x1="18.5cm" svg:y1="9.785cm" svg:x2="19cm" svg:y2="11.6cm" draw:start-shape="id1" draw:start-glue-point="2" draw:end-shape="id14" draw:end-glue-point="3" svg:d="M18500 9785v1815h500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uccio Fabbri</meta:initial-creator>
    <meta:creation-date>2016-01-05T19:55:09.12</meta:creation-date>
    <meta:editing-duration>PT14M3S</meta:editing-duration>
    <meta:editing-cycles>2</meta:editing-cycles>
    <dc:date>2016-01-05T20:41:12.35</dc:date>
    <dc:creator>Duccio Fabbri</dc:creator>
    <meta:document-statistic meta:object-count="51"/>
    <meta:generator>OpenOffice/4.1.1$Win32 OpenOffice.org_project/411m6$Build-9775</meta:generator>
  </office:meta>
</office:document-meta>
</file>